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6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142cm" style:rel-column-width="28907*"/>
    </style:style>
    <style:style style:name="Таблица1.B" style:family="table-column">
      <style:table-column-properties style:column-width="4.888cm" style:rel-column-width="17354*"/>
    </style:style>
    <style:style style:name="Таблица1.C" style:family="table-column">
      <style:table-column-properties style:column-width="5.429cm" style:rel-column-width="1927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 style:font-size-complex="14pt"/>
    </style:style>
    <style:style style:name="P4" style:family="paragraph" style:parent-style-name="Standard">
      <style:text-properties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10" style:family="paragraph" style:parent-style-name="Standard">
      <style:paragraph-properties fo:line-height="150%"/>
      <style:text-properties fo:font-weight="bold" style:font-weight-asian="bold" style:font-size-complex="14pt"/>
    </style:style>
    <style:style style:name="P11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P12" style:family="paragraph" style:parent-style-name="Standard">
      <style:paragraph-properties fo:margin-top="0cm" fo:margin-bottom="0.282cm" loext:contextual-spacing="false" fo:line-height="108%" fo:text-align="start" style:justify-single-word="false"/>
    </style:style>
    <style:style style:name="P13" style:family="paragraph" style:parent-style-name="Standard">
      <style:paragraph-properties fo:margin-top="0cm" fo:margin-bottom="0.282cm" loext:contextual-spacing="false" fo:line-height="108%" fo:text-align="start" style:justify-single-word="false"/>
      <style:text-properties style:font-size-complex="14pt" style:font-weight-complex="bold"/>
    </style:style>
    <style:style style:name="P14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style:font-size-complex="14pt" style:font-weight-complex="bold"/>
    </style:style>
    <style:style style:name="P15" style:family="paragraph" style:parent-style-name="Standard" style:master-page-name="First_20_Page">
      <style:paragraph-properties fo:text-align="center" style:justify-single-word="false" style:page-number="1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itle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19" style:family="paragraph" style:parent-style-name="TOC_20_Heading" style:list-style-name="">
      <style:paragraph-properties fo:text-align="center" style:justify-single-word="false" fo:break-before="page"/>
    </style:style>
    <style:style style:name="P20" style:family="paragraph" style:parent-style-name="Footer">
      <style:paragraph-properties fo:text-align="center" style:justify-single-word="false"/>
    </style:style>
    <style:style style:name="T1" style:family="text">
      <style:text-properties fo:text-transform="uppercase" fo:font-weight="bold" style:font-weight-asian="bold" style:font-size-complex="14pt"/>
    </style:style>
    <style:style style:name="T2" style:family="text">
      <style:text-properties fo:text-transform="uppercase" fo:font-weight="bold" fo:background-color="#ffffff" loext:char-shading-value="0" style:font-weight-asian="bold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fo:letter-spacing="-0.018cm" fo:font-weight="bold" style:letter-kerning="true" style:font-weight-asian="bold"/>
    </style:style>
    <style:style style:name="T5" style:family="text">
      <style:text-properties fo:font-weight="bold" style:font-weight-asian="bold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ff" loext:char-shading-value="0" style:font-weight-asian="bold" style:font-weight-complex="bold"/>
    </style:style>
    <style:style style:name="T8" style:family="text">
      <style:text-properties style:font-size-complex="14pt"/>
    </style:style>
    <style:style style:name="T9" style:family="text">
      <style:text-properties style:font-size-complex="14pt" style:font-weight-complex="bold"/>
    </style:style>
    <style:style style:name="T10" style:family="text">
      <style:text-properties fo:color="#ff0000" fo:font-weight="bold" style:font-weight-asian="bold" style:font-size-complex="14pt"/>
    </style:style>
    <style:style style:name="T11" style:family="text">
      <style:text-properties fo:color="#000000" fo:font-weight="bold" style:font-weight-asian="bold" style:font-size-complex="14pt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14" style:family="text">
      <style:text-properties fo:color="#000000" style:font-name="Consolas" fo:font-size="9.5pt" fo:language="en" fo:country="US" officeooo:rsid="00100a81" style:font-name-asian="Calibri1" style:font-size-asian="9.5pt" style:language-asian="en" style:country-asian="US" style:font-name-complex="Consolas1" style:font-size-complex="9.5pt"/>
    </style:style>
    <style:style style:name="T15" style:family="text">
      <style:text-properties fo:color="#00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16" style:family="text">
      <style:text-properties fo:color="#000000" style:font-name="Consolas" fo:font-size="9.5pt" officeooo:rsid="00100a81" style:font-name-asian="Calibri1" style:font-size-asian="9.5pt" style:language-asian="en" style:country-asian="US" style:font-name-complex="Consolas1" style:font-size-complex="9.5pt"/>
    </style:style>
    <style:style style:name="T17" style:family="text">
      <style:text-properties fo:font-variant="normal" fo:text-transform="none" style:font-size-complex="14pt"/>
    </style:style>
    <style:style style:name="T18" style:family="text">
      <style:text-properties fo:letter-spacing="0.009cm" fo:font-weight="bold" style:font-weight-asian="bold" style:font-size-complex="14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size-complex="14pt"/>
    </style:style>
    <style:style style:name="T21" style:family="text">
      <style:text-properties text:display="true"/>
    </style:style>
    <style:style style:name="T22" style:family="text">
      <style:text-properties style:font-name="Calibri" fo:font-size="11pt" style:font-name-asian="F" style:font-size-asian="11pt" style:font-name-complex="F" style:font-size-complex="11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background-color="#ffffff" loext:char-shading-value="0"/>
    </style:style>
    <style:style style:name="T25" style:family="text">
      <style:text-properties fo:background-color="#ffffff" loext:char-shading-value="0" style:font-weight-complex="bold"/>
    </style:style>
    <style:style style:name="T26" style:family="text">
      <style:text-properties fo:color="#80808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27" style:family="text">
      <style:text-properties fo:color="#a31515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28" style:family="text">
      <style:text-properties fo:color="#a31515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29" style:family="text">
      <style:text-properties fo:color="#0000ff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30" style:family="text">
      <style:text-properties fo:color="#0000ff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31" style:family="text">
      <style:text-properties fo:color="#008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32" style:family="text">
      <style:text-properties fo:color="#008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33" style:family="text">
      <style:text-properties fo:color="#008000" style:font-name="Consolas" fo:font-size="9.5pt" officeooo:rsid="00100a81" style:font-name-asian="Calibri1" style:font-size-asian="9.5pt" style:language-asian="en" style:country-asian="US" style:font-name-complex="Consolas1" style:font-size-complex="9.5pt"/>
    </style:style>
    <style:style style:name="T34" style:family="text">
      <style:text-properties fo:color="#6f008a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35" style:family="text">
      <style:text-properties fo:color="#6f008a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36" style:family="text">
      <style:text-properties style:font-name-asian="F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5">Кафедра МОЭВМ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Book_20_Title"><text:span text:style-name="T3">отчет</text:span></text:span></text:p>
      <text:p text:style-name="P2"><text:span text:style-name="T5">по лабораторной работе</text:span><text:span text:style-name="T10"> </text:span><text:span text:style-name="T5">№2</text:span></text:p>
      <text:p text:style-name="P2"><text:span text:style-name="T5">по дисциплине </text:span><text:span text:style-name="T11">«</text:span><text:span text:style-name="T5">Программирование</text:span><text:span text:style-name="T11">»</text:span></text:p>
      <text:p text:style-name="P2"><text:span text:style-name="Book_20_Title"><text:span text:style-name="T17">Тема: </text:span></text:span><text:span text:style-name="T18">Динамические структуры данных. Тестирование.</text:span></text:p>
      <text:p text:style-name="P5"/>
      <text:p text:style-name="P5"/>
      <text:p text:style-name="P5"/>
      <text:p text:style-name="P5"/>
      <text:p text:style-name="P5"/>
      <text:p text:style-name="P5"><draw:frame draw:style-name="fr1" draw:name="Врезка1" text:anchor-type="paragraph" svg:x="-0.191cm" svg:y="-0.049cm" svg:width="0.041cm" style:rel-width="100%" draw:z-index="0"><draw:text-box fo:min-height="0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office:value-type="string"><text:p text:style-name="Standard"><text:span text:style-name="T8">Студентка гр. </text:span><text:span text:style-name="T20">6304</text:span></text:p></table:table-cell><table:table-cell table:style-name="Таблица1.B1" office:value-type="string"><text:p text:style-name="P4"/></table:table-cell><table:table-cell table:style-name="Таблица1.A1" office:value-type="string"><text:p text:style-name="P1"><text:span text:style-name="T8">Блинникова Ю.И.</text:span></text:p></table:table-cell></table:table-row><table:table-row table:style-name="Таблица1.1"><table:table-cell table:style-name="Таблица1.A1" office:value-type="string"><text:p text:style-name="Standard"><text:span text:style-name="T8">Преподаватель</text:span></text:p></table:table-cell><table:table-cell table:style-name="Таблица1.B2" office:value-type="string"><text:p text:style-name="P4"/></table:table-cell><table:table-cell table:style-name="Таблица1.A1" office:value-type="string"><text:p text:style-name="P1"><text:span text:style-name="T8">Берленко Т.А.</text:span></text:p></table:table-cell></table:table-row></table:table></draw:text-box></draw:frame></text:p>
      <text:p text:style-name="P5"/>
      <text:p text:style-name="P5"/>
      <text:p text:style-name="P2"><text:span text:style-name="T9">Санкт-Петербург</text:span></text:p>
      <text:p text:style-name="P11"><text:span text:style-name="T9">2017</text:span></text:p>
      <text:p text:style-name="P13"/>
      <text:h text:style-name="P19" text:outline-level="1"><text:bookmark-start text:name="_Toc483382275"/><text:span text:style-name="Название_20_Знак">Оглавление</text:span><text:bookmark-end text:name="_Toc483382275"/></text:h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Toc483382275" text:style-name="Index_20_Link" text:visited-style-name="Index_20_Link"><text:span text:style-name="T4">Оглавление</text:span></text:a><text:a xlink:type="simple" xlink:href="#_Toc483382275" text:style-name="Index_20_Link" text:visited-style-name="Index_20_Link"><text:span text:style-name="T21"><text:tab/>2</text:span></text:a></text:p>
          <text:p text:style-name="P18"><text:a xlink:type="simple" xlink:href="#_Toc483382276" text:style-name="Index_20_Link" text:visited-style-name="Index_20_Link">Цель:</text:a><text:a xlink:type="simple" xlink:href="#_Toc483382276" text:style-name="Index_20_Link" text:visited-style-name="Index_20_Link"><text:span text:style-name="T21"><text:tab/>3</text:span></text:a></text:p>
          <text:p text:style-name="P18"><text:a xlink:type="simple" xlink:href="#_Toc483382277" text:style-name="Index_20_Link" text:visited-style-name="Index_20_Link">Задание:</text:a><text:a xlink:type="simple" xlink:href="#_Toc483382277" text:style-name="Index_20_Link" text:visited-style-name="Index_20_Link"><text:span text:style-name="T21"><text:tab/>3</text:span></text:a></text:p>
          <text:p text:style-name="P18"><text:a xlink:type="simple" xlink:href="#_Toc483382278" text:style-name="Index_20_Link" text:visited-style-name="Index_20_Link">Содержание</text:a><text:a xlink:type="simple" xlink:href="#_Toc483382278" text:style-name="Index_20_Link" text:visited-style-name="Index_20_Link"><text:span text:style-name="T19">:</text:span></text:a><text:a xlink:type="simple" xlink:href="#_Toc483382278" text:style-name="Index_20_Link" text:visited-style-name="Index_20_Link"><text:span text:style-name="T21"><text:tab/>3</text:span></text:a></text:p>
          <text:p text:style-name="P18"><text:a xlink:type="simple" xlink:href="#_Toc483382279" text:style-name="Index_20_Link" text:visited-style-name="Index_20_Link"><text:span text:style-name="T4">Вывод</text:span></text:a><text:a xlink:type="simple" xlink:href="#_Toc483382279" text:style-name="Index_20_Link" text:visited-style-name="Index_20_Link"><text:span text:style-name="T21"><text:tab/>5</text:span></text:a></text:p>
          <text:p text:style-name="Standard"/>
        </text:index-body>
      </text:table-of-content>
      <text:p text:style-name="P14"><text:bookmark-start text:name="_Toc466500202"/><text:bookmark-start text:name="_Toc466500182"/><text:bookmark-start text:name="_Toc466500175"/><text:bookmark-start text:name="_Toc466500072"/><text:bookmark-start text:name="_Toc466499999"/><text:bookmark-start text:name="_Toc466499912"/></text:p>
      <text:p text:style-name="P17"><text:bookmark-start text:name="_Toc468536376"/><text:bookmark-start text:name="_Toc483382276"/>Цель:<text:bookmark-end text:name="_Toc468536376"/><text:bookmark-end text:name="_Toc483382276"/><text:bookmark-end text:name="_Toc466499912"/><text:bookmark-end text:name="_Toc466499999"/><text:bookmark-end text:name="_Toc466500072"/><text:bookmark-end text:name="_Toc466500175"/><text:bookmark-end text:name="_Toc466500182"/><text:bookmark-end text:name="_Toc466500202"/> </text:p>
      <text:p text:style-name="Standard"><text:bookmark-start text:name="_Toc466499913"/><text:bookmark-start text:name="_Toc468536377"/><text:bookmark-start text:name="_Toc466500203"/><text:bookmark-start text:name="_Toc466500183"/><text:bookmark-start text:name="_Toc466500176"/><text:bookmark-start text:name="_Toc466500073"/><text:bookmark-start text:name="_Toc466500000"/><text:span text:style-name="T8">Написание программы с использованием динамических структур данных.</text:span></text:p>
      <text:p text:style-name="Title"><text:bookmark-start text:name="_Toc483382277"/>Задание:<text:bookmark-end text:name="_Toc483382277"/><text:bookmark-end text:name="_Toc466499913"/><text:bookmark-end text:name="_Toc466500000"/><text:bookmark-end text:name="_Toc466500073"/><text:bookmark-end text:name="_Toc466500176"/><text:bookmark-end text:name="_Toc466500183"/><text:bookmark-end text:name="_Toc466500203"/><text:bookmark-end text:name="_Toc468536377"/> </text:p>
      <text:p text:style-name="P6"><text:bookmark-start text:name="_Toc466499914"/><text:bookmark-start text:name="_Toc468536381"/><text:bookmark-start text:name="_Toc466500204"/><text:bookmark-start text:name="_Toc466500184"/><text:bookmark-start text:name="_Toc466500177"/><text:bookmark-start text:name="_Toc466500074"/><text:bookmark-start text:name="_Toc466500001"/><text:span text:style-name="T7">Стековая машина.</text:span><text:line-break/><text:span text:style-name="T24">На вход программе подается последовательность (не более 100 элементов) из чисел и арифметических операций (+, -, *, / (деление нацело)) разделенных пробелом, которые программа должна интерпретировать и выполнить по следующим правилам:</text:span><text:line-break/></text:p>
      <text:p text:style-name="Standard">Если очередной элемент входной последовательности - число, то положить его в стек</text:p>
      <text:p text:style-name="Standard">Если очередной элемент - знак операции, то применить эту операцию над двумя верхними элементами стека, а результат положить обратно в стек (следует считать, что левый операнд выражения лежит в стеке глубже)</text:p>
      <text:p text:style-name="Standard">Если входная последовательность закончилась, то вывести результат (число в стеке)</text:p>
      <text:p text:style-name="Standard">Если в процессе вычисления возникает ошибка (для операции в стеке не хватает аргументов или по завершении работы программы в стеке более одного элемента), то вместо результата следует вывести "<text:span text:style-name="T6">error</text:span>"</text:p>
      <text:p text:style-name="Standard"><text:span text:style-name="T24">Стек требуется реализовать самостоятельно на базе</text:span> <text:span text:style-name="T25">массива</text:span><text:span text:style-name="T24">.</text:span></text:p>
      <text:p text:style-name="Title"><text:bookmark-start text:name="_Toc483382278"/>Содержание<text:span text:style-name="T19">:</text:span><text:bookmark-end text:name="_Toc483382278"/><text:bookmark-end text:name="_Toc466499914"/><text:bookmark-end text:name="_Toc466500001"/><text:bookmark-end text:name="_Toc466500074"/><text:bookmark-end text:name="_Toc466500177"/><text:bookmark-end text:name="_Toc466500184"/><text:bookmark-end text:name="_Toc466500204"/><text:bookmark-end text:name="_Toc468536381"/></text:p>
      <text:p text:style-name="P7"><text:span text:style-name="T26">#include</text:span><text:span text:style-name="T13"> </text:span><text:span text:style-name="T27">&lt;stdlib.h&gt;</text:span></text:p>
      <text:p text:style-name="P7"><text:span text:style-name="T26">#include</text:span><text:span text:style-name="T13"> </text:span><text:span text:style-name="T27">&lt;stdio.h&gt;</text:span></text:p>
      <text:p text:style-name="P7"><text:span text:style-name="T26">#include</text:span><text:span text:style-name="T13"> </text:span><text:span text:style-name="T27">&lt;string.h&gt;</text:span></text:p>
      <text:p text:style-name="P8"/>
      <text:p text:style-name="P7"><text:span text:style-name="T29">void</text:span><text:span text:style-name="T13"> push(</text:span><text:span text:style-name="T29">int</text:span><text:span text:style-name="T13">* </text:span><text:span text:style-name="T26">stack</text:span><text:span text:style-name="T13">, </text:span><text:span text:style-name="T29">int</text:span><text:span text:style-name="T13"> </text:span><text:span text:style-name="T26">symbol</text:span><text:span text:style-name="T13">, </text:span><text:span text:style-name="T29">int</text:span><text:span text:style-name="T13">* </text:span><text:span text:style-name="T26">i</text:span><text:span text:style-name="T13">)</text:span><text:span text:style-name="T31">//</text:span><text:span text:style-name="T32">функция</text:span><text:span text:style-name="T31"> </text:span><text:span text:style-name="T32">добавления</text:span><text:span text:style-name="T31"> </text:span><text:span text:style-name="T32">элемента</text:span><text:span text:style-name="T31"> </text:span><text:span text:style-name="T32">в</text:span><text:span text:style-name="T31"> </text:span><text:span text:style-name="T32">стек</text:span></text:p>
      <text:p text:style-name="P7"><text:span text:style-name="T13">{</text:span></text:p>
      <text:p text:style-name="P7"><text:span text:style-name="T13"><text:tab/></text:span><text:span text:style-name="T26">stack</text:span><text:span text:style-name="T13">[*</text:span><text:span text:style-name="T26">i</text:span><text:span text:style-name="T13"> + 1] = </text:span><text:span text:style-name="T26">symbol</text:span><text:span text:style-name="T13">;</text:span></text:p>
      <text:p text:style-name="P7"><text:span text:style-name="T13"><text:tab/>(*</text:span><text:span text:style-name="T26">i</text:span><text:span text:style-name="T13">)++;</text:span></text:p>
      <text:p text:style-name="P7"><text:span text:style-name="T13">}</text:span></text:p>
      <text:p text:style-name="P8"/>
      <text:p text:style-name="P7"><text:span text:style-name="T29">int</text:span><text:span text:style-name="T13"> pop(</text:span><text:span text:style-name="T29">int</text:span><text:span text:style-name="T13">* </text:span><text:span text:style-name="T26">i</text:span><text:span text:style-name="T13">, </text:span><text:span text:style-name="T29">int</text:span><text:span text:style-name="T13">* </text:span><text:span text:style-name="T26">stack</text:span><text:span text:style-name="T13">)</text:span><text:span text:style-name="T31">//</text:span><text:span text:style-name="T32">удаление</text:span><text:span text:style-name="T31"> </text:span><text:span text:style-name="T32">элемента</text:span><text:span text:style-name="T31"> </text:span><text:span text:style-name="T32">из</text:span><text:span text:style-name="T31"> </text:span><text:span text:style-name="T32">стека</text:span></text:p>
      <text:p text:style-name="P7"><text:span text:style-name="T13">{</text:span></text:p>
      <text:p text:style-name="P7"><text:span text:style-name="T13"><text:tab/></text:span><text:span text:style-name="T29">int</text:span><text:span text:style-name="T13"> cur = </text:span><text:span text:style-name="T26">stack</text:span><text:span text:style-name="T13">[*</text:span><text:span text:style-name="T26">i</text:span><text:span text:style-name="T13">];</text:span></text:p>
      <text:p text:style-name="P7"><text:span text:style-name="T13"><text:tab/>(*</text:span><text:span text:style-name="T26">i</text:span><text:span text:style-name="T13">)--;</text:span></text:p>
      <text:p text:style-name="P7"><text:span text:style-name="T13"><text:tab/></text:span><text:span text:style-name="T29">return</text:span><text:span text:style-name="T13"> cur;</text:span></text:p>
      <text:p text:style-name="P7"><text:span text:style-name="T13">}</text:span></text:p>
      <text:p text:style-name="P8"/>
      <text:p text:style-name="P8"/>
      <text:p text:style-name="P7"><text:span text:style-name="T29">int</text:span><text:span text:style-name="T13"> main()</text:span></text:p>
      <text:p text:style-name="P7"><text:span text:style-name="T13">{</text:span></text:p>
      <text:p text:style-name="P7"><text:span text:style-name="T13"><text:tab/></text:span><text:span text:style-name="T29">char</text:span><text:span text:style-name="T13">* str = (</text:span><text:span text:style-name="T29">char</text:span><text:span text:style-name="T13">*)malloc(</text:span><text:span text:style-name="T29">sizeof</text:span><text:span text:style-name="T13">(</text:span><text:span text:style-name="T29">char</text:span><text:span text:style-name="T13">) * 100);</text:span></text:p>
      <text:p text:style-name="P7"><text:span text:style-name="T13"><text:tab/></text:span><text:span text:style-name="T15">fgets(str, 100, </text:span><text:span text:style-name="T34">stdin</text:span><text:span text:style-name="T15">);</text:span></text:p>
      <text:p text:style-name="P7"><text:span text:style-name="T15"><text:tab/></text:span><text:span text:style-name="T30">int</text:span><text:span text:style-name="T15"> count = -1;</text:span><text:span text:style-name="T32">//последний элемент в стеке</text:span></text:p>
      <text:p text:style-name="P7"><text:span text:style-name="T15"><text:tab/></text:span><text:span text:style-name="T30">int</text:span><text:span text:style-name="T15"> stack[100];</text:span><text:span text:style-name="T32">//инициализация стека</text:span></text:p>
      <text:p text:style-name="P7"><text:span text:style-name="T15"><text:tab/></text:span><text:span text:style-name="T30">char</text:span><text:span text:style-name="T15">*ptr = strtok(str, </text:span><text:span text:style-name="T28">" "</text:span><text:span text:style-name="T15">);</text:span><text:span text:style-name="T32">//разбиение на отдельные лексемы</text:span></text:p>
      <text:p text:style-name="P7"><text:span text:style-name="T15"><text:tab/></text:span><text:span text:style-name="T30">while</text:span><text:span text:style-name="T15"> (ptr)</text:span></text:p>
      <text:p text:style-name="P7"><text:span text:style-name="T15"><text:tab/>{</text:span></text:p>
      <text:p text:style-name="P7"><text:span text:style-name="T15"><text:tab/><text:tab/></text:span><text:span text:style-name="T30">int</text:span><text:span text:style-name="T15"> symbol = atoi(ptr);</text:span><text:span text:style-name="T32">//конвертирует значение в величину типа int</text:span></text:p>
      <text:p text:style-name="P7"><text:span text:style-name="T15"><text:tab/><text:tab/></text:span><text:span text:style-name="T30">if</text:span><text:span text:style-name="T15"> (</text:span><text:span text:style-name="T16">(</text:span><text:span text:style-name="T15">symbol != 0</text:span><text:span text:style-name="T16">) || ptr[0] == 48</text:span><text:span text:style-name="T15">)</text:span><text:span text:style-name="T32">//если значение типа int </text:span><text:span text:style-name="T33">или символ ноль</text:span></text:p>
      <text:p text:style-name="P7"><text:span text:style-name="T15"><text:tab/><text:tab/><text:tab/></text:span><text:span text:style-name="T13">push(stack, symbol, &amp;count);</text:span></text:p>
      <text:p text:style-name="P7"><text:span text:style-name="T13"><text:tab/><text:tab/></text:span><text:span text:style-name="T29">else</text:span></text:p>
      <text:p text:style-name="P7"><text:span text:style-name="T13"><text:tab/><text:tab/>{</text:span></text:p>
      <text:p text:style-name="P7"><text:span text:style-name="T13"><text:tab/><text:tab/><text:tab/></text:span><text:span text:style-name="T32">//работа стековой машины</text:span></text:p>
      <text:p text:style-name="P7"><text:span text:style-name="T15"><text:tab/><text:tab/><text:tab/></text:span><text:span text:style-name="T30">if</text:span><text:span text:style-name="T15"> (count &lt; 1)</text:span><text:span text:style-name="T32">//если в стеке есть 1 число или его вовсе нет</text:span></text:p>
      <text:p text:style-name="P7"><text:span text:style-name="T15"><text:tab/><text:tab/><text:tab/>{</text:span></text:p>
      <text:p text:style-name="P7"><text:span text:style-name="T15"><text:tab/><text:tab/><text:tab/><text:tab/>printf(</text:span><text:span text:style-name="T28">"error"</text:span><text:span text:style-name="T15">);</text:span></text:p>
      <text:p text:style-name="P7"><text:span text:style-name="T15"><text:tab/><text:tab/><text:tab/><text:tab/></text:span><text:span text:style-name="T30">return</text:span><text:span text:style-name="T15"> 0;</text:span></text:p>
      <text:p text:style-name="P7"><text:soft-page-break/><text:span text:style-name="T15"><text:tab/><text:tab/><text:tab/>}</text:span></text:p>
      <text:p text:style-name="P7"><text:span text:style-name="T15"><text:tab/><text:tab/><text:tab/></text:span><text:span text:style-name="T30">int</text:span><text:span text:style-name="T15"> y = pop(&amp;count, stack);</text:span><text:span text:style-name="T32">//снимает элемент с вершины стека, перемещая вершину к следующему элементу</text:span></text:p>
      <text:p text:style-name="P7"><text:span text:style-name="T15"><text:tab/><text:tab/><text:tab/></text:span><text:span text:style-name="T29">int</text:span><text:span text:style-name="T13"> x = pop(&amp;count, stack);</text:span></text:p>
      <text:p text:style-name="P7"><text:span text:style-name="T13"><text:tab/><text:tab/><text:tab/></text:span><text:span text:style-name="T29">switch</text:span><text:span text:style-name="T13"> (ptr[0])</text:span></text:p>
      <text:p text:style-name="P7"><text:span text:style-name="T13"><text:tab/><text:tab/><text:tab/>{</text:span></text:p>
      <text:p text:style-name="P7"><text:span text:style-name="T13"><text:tab/><text:tab/><text:tab/></text:span><text:span text:style-name="T29">case</text:span><text:span text:style-name="T13"> </text:span><text:span text:style-name="T27">'+'</text:span><text:span text:style-name="T13">:</text:span></text:p>
      <text:p text:style-name="P7"><text:span text:style-name="T13"><text:tab/><text:tab/><text:tab/><text:tab/>push(stack, x + y, &amp;count);</text:span></text:p>
      <text:p text:style-name="P7"><text:span text:style-name="T13"><text:tab/><text:tab/><text:tab/><text:tab/></text:span><text:span text:style-name="T29">break</text:span><text:span text:style-name="T13">;</text:span></text:p>
      <text:p text:style-name="P7"><text:span text:style-name="T13"><text:tab/><text:tab/><text:tab/></text:span><text:span text:style-name="T29">case</text:span><text:span text:style-name="T27">'-'</text:span><text:span text:style-name="T13">:</text:span></text:p>
      <text:p text:style-name="P7"><text:span text:style-name="T13"><text:tab/><text:tab/><text:tab/><text:tab/>push(stack, x - y, &amp;count);</text:span></text:p>
      <text:p text:style-name="P7"><text:span text:style-name="T13"><text:tab/><text:tab/><text:tab/><text:tab/></text:span><text:span text:style-name="T29">break</text:span><text:span text:style-name="T13">;</text:span></text:p>
      <text:p text:style-name="P7"><text:span text:style-name="T13"><text:tab/><text:tab/><text:tab/></text:span><text:span text:style-name="T29">case</text:span><text:span text:style-name="T13"> </text:span><text:span text:style-name="T27">'*'</text:span><text:span text:style-name="T13">:</text:span></text:p>
      <text:p text:style-name="P7"><text:span text:style-name="T13"><text:tab/><text:tab/><text:tab/><text:tab/>push(stack, x * y, &amp;count);</text:span></text:p>
      <text:p text:style-name="P7"><text:span text:style-name="T13"><text:tab/><text:tab/><text:tab/><text:tab/></text:span><text:span text:style-name="T29">break</text:span><text:span text:style-name="T13">;</text:span></text:p>
      <text:p text:style-name="P7"><text:span text:style-name="T13"><text:tab/><text:tab/><text:tab/></text:span><text:span text:style-name="T29">case</text:span><text:span text:style-name="T13"> </text:span><text:span text:style-name="T27">'/'</text:span><text:span text:style-name="T13">:</text:span></text:p>
      <text:p text:style-name="P7"><text:span text:style-name="T13"><text:tab/><text:tab/><text:tab/><text:tab/>push(stack, x / y, &amp;count);</text:span></text:p>
      <text:p text:style-name="P7"><text:span text:style-name="T13"><text:tab/><text:tab/><text:tab/><text:tab/></text:span><text:span text:style-name="T29">break</text:span><text:span text:style-name="T13">;</text:span></text:p>
      <text:p text:style-name="P7"><text:span text:style-name="T13"><text:tab/><text:tab/><text:tab/></text:span><text:span text:style-name="T29">default</text:span><text:span text:style-name="T13">:</text:span></text:p>
      <text:p text:style-name="P7"><text:span text:style-name="T13"><text:tab/><text:tab/><text:tab/>{</text:span></text:p>
      <text:p text:style-name="P7"><text:span text:style-name="T13"><text:tab/><text:tab/><text:tab/><text:tab/>printf(</text:span><text:span text:style-name="T27">"error"</text:span><text:span text:style-name="T13">);</text:span></text:p>
      <text:p text:style-name="P7"><text:span text:style-name="T13"><text:tab/><text:tab/><text:tab/><text:tab/></text:span><text:span text:style-name="T29">return</text:span><text:span text:style-name="T13"> 0;</text:span></text:p>
      <text:p text:style-name="P7"><text:span text:style-name="T13"><text:tab/><text:tab/><text:tab/>}</text:span></text:p>
      <text:p text:style-name="P7"><text:span text:style-name="T13"><text:tab/><text:tab/><text:tab/>}</text:span></text:p>
      <text:p text:style-name="P7"><text:span text:style-name="T13"><text:tab/><text:tab/>}</text:span></text:p>
      <text:p text:style-name="P7"><text:span text:style-name="T13"><text:tab/><text:tab/>ptr = strtok(</text:span><text:span text:style-name="T35">NULL</text:span><text:span text:style-name="T13">, </text:span><text:span text:style-name="T27">" "</text:span><text:span text:style-name="T13">);</text:span></text:p>
      <text:p text:style-name="P7"><text:span text:style-name="T13"><text:tab/>}</text:span></text:p>
      <text:p text:style-name="P7"><text:span text:style-name="T13"><text:tab/></text:span><text:span text:style-name="T29">int</text:span><text:span text:style-name="T13"> result = pop(&amp;count, stack);</text:span></text:p>
      <text:p text:style-name="P7"><text:span text:style-name="T13"><text:tab/></text:span><text:span text:style-name="T30">if</text:span><text:span text:style-name="T15"> (count &gt; -1)</text:span><text:span text:style-name="T32">//проверка на наличие элементов в стеке</text:span></text:p>
      <text:p text:style-name="P7"><text:span text:style-name="T15"><text:tab/></text:span><text:span text:style-name="T13">{</text:span></text:p>
      <text:p text:style-name="P7"><text:span text:style-name="T13"><text:tab/><text:tab/>printf(</text:span><text:span text:style-name="T27">"error"</text:span><text:span text:style-name="T13">);</text:span></text:p>
      <text:p text:style-name="P7"><text:span text:style-name="T13"><text:tab/><text:tab/></text:span><text:span text:style-name="T29">return</text:span><text:span text:style-name="T13"> 0;</text:span></text:p>
      <text:p text:style-name="P7"><text:span text:style-name="T13"><text:tab/>}</text:span></text:p>
      <text:p text:style-name="P7"><text:span text:style-name="T13"><text:tab/></text:span><text:span text:style-name="T29">else</text:span></text:p>
      <text:p text:style-name="P7"><text:span text:style-name="T13"><text:tab/><text:tab/>printf(</text:span><text:span text:style-name="T27">"%d"</text:span><text:span text:style-name="T13">, result);</text:span></text:p>
      <text:p text:style-name="P7"><text:span text:style-name="T13"><text:tab/></text:span><text:span text:style-name="T14">free(str);</text:span></text:p>
      <text:p text:style-name="P7"><text:span text:style-name="T13"><text:tab/></text:span><text:span text:style-name="T30">return</text:span><text:span text:style-name="T15"> 0;</text:span></text:p>
      <text:p text:style-name="P9"/>
      <text:p text:style-name="Standard"><text:span text:style-name="T15">}</text:span></text:p>
      <text:p text:style-name="P12"/>
      <text:h text:style-name="P16" text:outline-level="1"><text:bookmark-start text:name="_Toc483382279"/><text:span text:style-name="Название_20_Знак">Вывод</text:span><text:bookmark-end text:name="_Toc483382279"/></text:h>
      <text:p text:style-name="Standard"><text:span text:style-name="T36">Выполнив лабораторную работу, использовав стандартные средства языка С, была самостоятельно смоделирована <text:s/>динамическая структура данных как стек на базе массива, которая позволила удобно обрабатывать значения в определенном порядке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indent="1.251cm" style:auto-text-indent="false">
        <style:tab-stops>
          <style:tab-stop style:position="1.251cm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Heading_20_1" style:auto-update="true" style:default-outline-level="" style:class="chapter">
      <style:paragraph-properties fo:margin-top="0.212cm" fo:margin-bottom="0.212cm" loext:contextual-spacing="true" fo:line-height="150%" fo:text-align="start" style:justify-single-word="false"/>
      <style:text-properties fo:text-transform="uppercase" fo:color="#0d0d0d" style:font-name="Times New Roman" fo:font-family="'Times New Roman'" style:font-family-generic="roman" style:font-pitch="variable" fo:font-size="14pt" fo:letter-spacing="-0.018cm" fo:font-weight="bold" style:letter-kerning="true" style:font-size-asian="14pt" style:font-weight-asian="bold" style:font-size-complex="14pt"/>
    </style:style>
    <style:style style:name="Subtitle" style:family="paragraph" style:parent-style-name="Standard" style:default-outline-level="" style:class="chapter">
      <style:paragraph-properties fo:margin-top="0cm" fo:margin-bottom="0.071cm" loext:contextual-spacing="false" fo:line-height="100%" fo:text-align="center" style:justify-single-word="false"/>
      <style:text-properties fo:color="#5a5a5a" fo:letter-spacing="0.026cm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1pt"/>
    </style:style>
    <style:style style:name="TOC_20_Heading" style:display-name="TOC Heading" style:family="paragraph" style:parent-style-name="Heading_20_1" style:default-outline-level="">
      <style:paragraph-properties fo:line-height="108%" fo:text-align="start" style:justify-single-word="fals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8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line-height="108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font-size-complex="11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Название_20_Знак" style:display-name="Название Знак" style:family="text" style:parent-style-name="Default_20_Paragraph_20_Font">
      <style:text-properties fo:text-transform="uppercase" fo:color="#0d0d0d" style:font-name="Times New Roman" fo:font-family="'Times New Roman'" style:font-family-generic="roman" style:font-pitch="variable" fo:font-size="14pt" fo:letter-spacing="-0.018cm" fo:font-weight="bold" style:letter-kerning="true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4pt"/>
    </style:style>
    <style:style style:name="Подзаголовок_20_Знак" style:display-name="Подзаголовок Знак" style:family="text" style:parent-style-name="Default_20_Paragraph_20_Font">
      <style:text-properties fo:color="#5a5a5a" style:font-name="Times New Roman" fo:font-family="'Times New Roman'" style:font-family-generic="roman" style:font-pitch="variable" fo:font-size="14pt" fo:letter-spacing="0.026cm" fo:font-weight="bold" style:font-name-asian="F" style:font-family-generic-asian="system" style:font-pitch-asian="variable" style:font-size-asian="14pt" style:language-asian="ru" style:country-asian="RU" style:font-weight-asian="bold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language-asian="ru" style:country-asian="RU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000000" fo:font-weight="bold" style:font-weight-asian="bold"/>
    </style:style>
    <style:page-layout style:name="Mpm1">
      <style:page-layout-properties fo:page-width="21.001cm" fo:page-height="29.7cm" style:num-format="1" style:print-orientation="portrait" fo:margin-top="1.27cm" fo:margin-bottom="0.499cm" fo:margin-left="1.27cm" fo:margin-right="1.27cm" style:writing-mode="lr-tb" style:layout-grid-color="#c0c0c0" style:layout-grid-lines="40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71cm" fo:margin-left="0cm" fo:margin-right="0cm" fo:margin-top="0.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5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bin Alexender</meta:initial-creator>
    <meta:editing-cycles>14</meta:editing-cycles>
    <meta:print-date>2016-12-03T11:08:00</meta:print-date>
    <meta:creation-date>2017-03-01T19:41:00</meta:creation-date>
    <dc:date>2017-05-26T14:07:48.771279657</dc:date>
    <meta:editing-duration>PT13H44M25S</meta:editing-duration>
    <meta:generator>LibreOffice/5.1.6.2$Linux_X86_64 LibreOffice_project/10m0$Build-2</meta:generator>
    <meta:document-statistic meta:table-count="1" meta:image-count="0" meta:object-count="0" meta:page-count="5" meta:paragraph-count="104" meta:word-count="426" meta:character-count="3027" meta:non-whitespace-character-count="2565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